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Mode</text:p>
          </table:table-cell>
          <table:table-cell office:value-type="string">
            <text:p>Energy source</text:p>
          </table:table-cell>
          <table:table-cell table:style-name="Default" office:value-type="string">
            <text:p>Energy use (PJ/yr)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Road</text:p>
          </table:table-cell>
          <table:table-cell office:value-type="string">
            <text:p>Petroleum</text:p>
          </table:table-cell>
          <table:table-cell office:value-type="float" office:value="1799.982">
            <text:p>1800</text:p>
          </table:table-cell>
          <table:table-cell office:value-type="float" office:value="22.5">
            <text:p>22.5</text:p>
          </table:table-cell>
          <table:table-cell table:formula="of:=[.D2]*22.222" office:value-type="float" office:value="499.995">
            <text:p>500</text:p>
          </table:table-cell>
          <table:table-cell table:formula="of:=[.E2]*3.6" office:value-type="float" office:value="1799.982">
            <text:p>1800</text:p>
          </table:table-cell>
        </table:table-row>
        <table:table-row table:style-name="ro1">
          <table:table-cell office:value-type="string">
            <text:p>Railways</text:p>
          </table:table-cell>
          <table:table-cell office:value-type="string">
            <text:p>Petroleum</text:p>
          </table:table-cell>
          <table:table-cell office:value-type="float" office:value="31.99968">
            <text:p>32</text:p>
          </table:table-cell>
          <table:table-cell office:value-type="float" office:value="0.4">
            <text:p>0.4</text:p>
          </table:table-cell>
          <table:table-cell table:formula="of:=[.D3]*22.222" office:value-type="float" office:value="8.8888">
            <text:p>9</text:p>
          </table:table-cell>
          <table:table-cell table:formula="of:=[.E3]*3.6" office:value-type="float" office:value="31.99968">
            <text:p>32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string">
            <text:p>Petroleum</text:p>
          </table:table-cell>
          <table:table-cell office:value-type="float" office:value="79.9992">
            <text:p>80</text:p>
          </table:table-cell>
          <table:table-cell office:value-type="float" office:value="1">
            <text:p>1</text:p>
          </table:table-cell>
          <table:table-cell table:formula="of:=[.D4]*22.222" office:value-type="float" office:value="22.222">
            <text:p>22</text:p>
          </table:table-cell>
          <table:table-cell table:formula="of:=[.E4]*3.6" office:value-type="float" office:value="79.9992">
            <text:p>80</text:p>
          </table:table-cell>
        </table:table-row>
        <table:table-row table:style-name="ro1">
          <table:table-cell office:value-type="string">
            <text:p>Aviation</text:p>
          </table:table-cell>
          <table:table-cell office:value-type="string">
            <text:p>Petroleum</text:p>
          </table:table-cell>
          <table:table-cell office:value-type="float" office:value="591.99408">
            <text:p>592</text:p>
          </table:table-cell>
          <table:table-cell office:value-type="float" office:value="7.4">
            <text:p>7.4</text:p>
          </table:table-cell>
          <table:table-cell table:formula="of:=[.D5]*22.222" office:value-type="float" office:value="164.4428">
            <text:p>164</text:p>
          </table:table-cell>
          <table:table-cell table:formula="of:=[.E5]*3.6" office:value-type="float" office:value="591.99408">
            <text:p>592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string">
            <text:p>Electricity</text:p>
          </table:table-cell>
          <table:table-cell office:value-type="float" office:value="31.99968">
            <text:p>32</text:p>
          </table:table-cell>
          <table:table-cell office:value-type="float" office:value="0.4">
            <text:p>0.4</text:p>
          </table:table-cell>
          <table:table-cell table:formula="of:=[.D6]*22.222" office:value-type="float" office:value="8.8888">
            <text:p>9</text:p>
          </table:table-cell>
          <table:table-cell table:formula="of:=[.E6]*3.6" office:value-type="float" office:value="31.99968">
            <text:p>3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6-09T15:17:12</meta:creation-date>
    <dc:date>2013-06-09T15:30:25</dc:date>
    <dc:creator>robin </dc:creator>
    <meta:editing-duration>P0D</meta:editing-duration>
    <meta:editing-cycles>1</meta:editing-cycles>
    <meta:document-statistic meta:table-count="3" meta:cell-count="33" meta:object-count="0"/>
    <meta:generator>LibreOffice/3.5$Linux_X86_64 LibreOffice_project/350m1$Build-2</meta:generator>
  </office:meta>
</office:document-meta>
</file>